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paragraph-properties fo:margin-left="0cm" fo:margin-right="0cm" fo:margin-top="0cm" fo:margin-bottom="0cm" loext:contextual-spacing="false" fo:text-indent="0cm" style:auto-text-indent="false"/>
    </style:style>
    <style:style style:name="P14" style:family="paragraph" style:parent-style-name="Preformatted_20_Text">
      <style:paragraph-properties fo:margin-top="0cm" fo:margin-bottom="0.499cm" loext:contextual-spacing="false"/>
    </style:style>
    <style:style style:name="T1" style:family="text">
      <style:text-properties fo:color="#0000ff"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WebDriver – How To Distribute Docker Images – Part 3</text:h>
      <text:p text:style-name="P10">April 2, 2018 <text:a xlink:type="simple" xlink:href="http://www.testautomationguru.com/selenium-webdriver-how-to-distribute-docker-images-part-3/#comments" text:style-name="Internet_20_link" text:visited-style-name="Visited_20_Internet_20_Link">6 comments</text:a> Article </text:p>
      <text:section text:style-name="Sect1" text:name="quads-ad1">
        <text:p text:style-name="P13"><text:bookmark text:name="aswift_0_expand"/><text:bookmark text:name="aswift_0_anchor"/></text:p>
      </text:section>
      <text:h text:style-name="Heading_20_2" text:outline-level="2"><text:span text:style-name="Strong_20_Emphasis">Overview:</text:span></text:h>
      <text:p text:style-name="Text_20_body">The modern cloud infrastructure, continuous integration &amp; deployment processes etc have completely changed the way how applications are deployed in production nowadays. In order to release new features faster in Production, you need to reduce time we take in the each phase of the SDLC. As an automation lead/architect, It could be your responsibility to have a proper infrastructure to speed up the automated test execution! When it comes to infrastructure automation, Docker plays a major role there!</text:p>
      <text:p text:style-name="Text_20_body"><text:span text:style-name="Emphasis"><text:span text:style-name="Strong_20_Emphasis">Testautomationguru </text:span></text:span>already has<text:span text:style-name="Emphasis"> </text:span>few docker and selenium related articles which talks about setting up the dockerized selenium grid &amp; running a docker container with a test.</text:p>
      <text:list xml:id="list1562572166" text:style-name="L1">
        <text:list-item>
          <text:p text:style-name="P11"><text:a xlink:type="simple" xlink:href="http://www.testautomationguru.com/selenium-grid-setup-using-docker/" office:target-frame-name="_blank" xlink:show="new" text:style-name="Internet_20_link" text:visited-style-name="Visited_20_Internet_20_Link"><text:span text:style-name="T1">Setting up Dockerized Selenium grid.</text:span></text:a> </text:p>
        </text:list-item>
        <text:list-item>
          <text:p text:style-name="P11"><text:a xlink:type="simple" xlink:href="http://www.testautomationguru.com/selenium-webdriver-how-to-run-automated-tests-inside-a-docker-container/" office:target-frame-name="_blank" xlink:show="new" text:style-name="Internet_20_link" text:visited-style-name="Visited_20_Internet_20_Link">Running Automated Tests Inside A Docker Container</text:a><text:span text:style-name="T1"> – Part 1</text:span> </text:p>
        </text:list-item>
        <text:list-item>
          <text:p text:style-name="P1"><text:a xlink:type="simple" xlink:href="http://www.testautomationguru.com/selenium-webdriver-how-to-run-multiple-test-suites-using-docker-compose/" office:target-frame-name="_blank" xlink:show="new" text:style-name="Internet_20_link" text:visited-style-name="Visited_20_Internet_20_Link"><text:span text:style-name="T1">Selenium WebDriver – How To Run Multiple Test Suites Using Docker Compose – Part 2</text:span></text:a> </text:p>
        </text:list-item>
      </text:list>
      <text:p text:style-name="Text_20_body">Before continuing this article, I would request you to read the above 3 articles first! I am explaining few things here assuming that you have already read them.</text:p>
      <text:h text:style-name="Heading_20_2" text:outline-level="2"><text:span text:style-name="Strong_20_Emphasis">Docker Registry:</text:span></text:h>
      <text:p text:style-name="Text_20_body">Docker registry is simply a storage place of all the docker images through which you could share image with others. Docker registry helps us to version our images with specific tags. So, multiple versions of images could be maintained in Docker Registry and any specific version can be pulled from the registry and used.</text:p>
      <text:h text:style-name="Heading_20_2" text:outline-level="2"><text:span text:style-name="Strong_20_Emphasis">Docker Hub:</text:span></text:h>
      <text:p text:style-name="Text_20_body">Docker Hub is a public could based registry maintained by docker inc. You need to create an account in <text:a xlink:type="simple" xlink:href="https://hub.docker.com/" office:target-frame-name="_blank" xlink:show="new" text:style-name="Internet_20_link" text:visited-style-name="Visited_20_Internet_20_Link"><text:span text:style-name="T1">docker-hub</text:span></text:a> to push your images. Public images are free. Private images require some fee which is not very significant!</text:p>
      <text:h text:style-name="Heading_20_2" text:outline-level="2"><text:span text:style-name="Strong_20_Emphasis">Maven Docker Plugin:</text:span></text:h>
      <text:p text:style-name="P2">Updating with credentials:</text:p>
      <text:p text:style-name="Text_20_body">In order to push the docker image to Docker Hub – you need to provide the docker hub credentials as shown here.</text:p>
      <text:p text:style-name="Preformatted_20_Text"><text:span text:style-name="Source_20_Text">&lt;plugin&gt;</text:span></text:p>
      <text:p text:style-name="Preformatted_20_Text"><text:soft-page-break/><text:span text:style-name="Source_20_Text"><text:s text:c="4"/>&lt;groupId&gt;com.spotify&lt;/groupId&gt;</text:span></text:p>
      <text:p text:style-name="Preformatted_20_Text"><text:span text:style-name="Source_20_Text"><text:s text:c="4"/>&lt;artifactId&gt;dockerfile-maven-plugin&lt;/artifactId&gt;</text:span></text:p>
      <text:p text:style-name="Preformatted_20_Text"><text:span text:style-name="Source_20_Text"><text:s text:c="4"/>&lt;version&gt;1.4.0&lt;/version&gt;</text:span></text:p>
      <text:p text:style-name="Preformatted_20_Text"><text:span text:style-name="Source_20_Text"><text:s text:c="4"/>&lt;executions&gt;</text:span></text:p>
      <text:p text:style-name="Preformatted_20_Text"><text:span text:style-name="Source_20_Text"><text:s text:c="8"/>&lt;execution&gt;</text:span></text:p>
      <text:p text:style-name="Preformatted_20_Text"><text:span text:style-name="Source_20_Text"><text:s text:c="12"/>&lt;id&gt;default&lt;/id&gt;</text:span></text:p>
      <text:p text:style-name="Preformatted_20_Text"><text:span text:style-name="Source_20_Text"><text:s text:c="12"/>&lt;goals&gt;</text:span></text:p>
      <text:p text:style-name="Preformatted_20_Text"><text:span text:style-name="Source_20_Text"><text:s text:c="16"/>&lt;goal&gt;build&lt;/goal&gt;</text:span></text:p>
      <text:p text:style-name="Preformatted_20_Text"><text:span text:style-name="Source_20_Text"><text:s text:c="16"/>&lt;goal&gt;push&lt;/goal&gt;</text:span></text:p>
      <text:p text:style-name="Preformatted_20_Text"><text:span text:style-name="Source_20_Text"><text:s text:c="12"/>&lt;/goals&gt;</text:span></text:p>
      <text:p text:style-name="Preformatted_20_Text"><text:span text:style-name="Source_20_Text"><text:s text:c="8"/>&lt;/execution&gt;</text:span></text:p>
      <text:p text:style-name="Preformatted_20_Text"><text:span text:style-name="Source_20_Text"><text:s text:c="4"/>&lt;/executions&gt;</text:span></text:p>
      <text:p text:style-name="Preformatted_20_Text"><text:span text:style-name="Source_20_Text"><text:s text:c="4"/>&lt;configuration&gt;</text:span></text:p>
      <text:p text:style-name="Preformatted_20_Text"><text:span text:style-name="Source_20_Text"><text:s text:c="8"/>&lt;username&gt;username&lt;/username&gt;</text:span></text:p>
      <text:p text:style-name="Preformatted_20_Text"><text:span text:style-name="Source_20_Text"><text:s text:c="8"/>&lt;password&gt;password&lt;/password&gt; <text:s text:c="14"/></text:span></text:p>
      <text:p text:style-name="Preformatted_20_Text"><text:span text:style-name="Source_20_Text"><text:s text:c="8"/>&lt;repository&gt;vinsdocker/containertest&lt;/repository&gt;</text:span></text:p>
      <text:p text:style-name="Preformatted_20_Text"><text:span text:style-name="Source_20_Text"><text:s text:c="8"/>&lt;tag&gt;demo&lt;/tag&gt;</text:span></text:p>
      <text:p text:style-name="Preformatted_20_Text"><text:span text:style-name="Source_20_Text"><text:s text:c="4"/>&lt;/configuration&gt;</text:span></text:p>
      <text:p text:style-name="Preformatted_20_Text"><text:span text:style-name="Source_20_Text">&lt;/plugin&gt;</text:span></text:p>
      <text:p text:style-name="P14">Copy</text:p>
      <text:p text:style-name="Text_20_body">If you are not comfortable in placing the credentials in the pom file, you could place that in the  <text:span text:style-name="Strong_20_Emphasis">~/.m2/settings.xml. </text:span></text:p>
      <text:list xml:id="list1888667476" text:style-name="L2">
        <text:list-item>
          <text:p text:style-name="P12">If settings.xml is not present in the above location, then copy from MVN_HOME/conf/settings.xml and place it inside the .m2 directory. </text:p>
        </text:list-item>
        <text:list-item>
          <text:p text:style-name="P3">Then add the credentials as shown here. </text:p>
        </text:list-item>
      </text:list>
      <text:p text:style-name="Preformatted_20_Text"><text:span text:style-name="Source_20_Text">&lt;servers&gt;</text:span></text:p>
      <text:p text:style-name="Preformatted_20_Text"><text:span text:style-name="Source_20_Text"><text:s text:c="3"/>&lt;server&gt;</text:span></text:p>
      <text:p text:style-name="Preformatted_20_Text"><text:span text:style-name="Source_20_Text"><text:s text:c="6"/>&lt;id&gt;docker.io&lt;/id&gt;</text:span></text:p>
      <text:p text:style-name="Preformatted_20_Text"><text:span text:style-name="Source_20_Text"><text:s text:c="6"/>&lt;username&gt;username&lt;/username&gt;</text:span></text:p>
      <text:p text:style-name="Preformatted_20_Text"><text:span text:style-name="Source_20_Text"><text:s text:c="6"/>&lt;password&gt;password&lt;/password&gt;</text:span></text:p>
      <text:p text:style-name="Preformatted_20_Text"><text:span text:style-name="Source_20_Text"><text:s text:c="3"/>&lt;/server&gt;</text:span></text:p>
      <text:p text:style-name="Preformatted_20_Text"><text:span text:style-name="Source_20_Text">&lt;/servers&gt;</text:span></text:p>
      <text:p text:style-name="P14">Copy</text:p>
      <text:p text:style-name="Text_20_body">Usually this set up should be done on the Jenkins slave node which is building the image.</text:p>
      <text:p text:style-name="P2">Building and Pushing an Image:</text:p>
      <text:p text:style-name="Text_20_body">Issuing following command builds the image with our selenium page objects and tests with all the dependencies.  Once the image is built, it is pushed to the docker hub.</text:p>
      <text:p text:style-name="Preformatted_20_Text"><text:span text:style-name="Source_20_Text">mvn clean package dockerfile:push -DskipTests</text:span></text:p>
      <text:p text:style-name="Preformatted_20_Text"><text:span text:style-name="Source_20_Text">[INFO] <text:s text:c="72"/></text:span></text:p>
      <text:p text:style-name="Preformatted_20_Text"><text:span text:style-name="Source_20_Text">[INFO] ------------------------------------------------------------------------</text:span></text:p>
      <text:p text:style-name="Preformatted_20_Text"><text:span text:style-name="Source_20_Text">[INFO] Building container-test 0.0.1-SNAPSHOT</text:span></text:p>
      <text:p text:style-name="Preformatted_20_Text"><text:span text:style-name="Source_20_Text">[INFO] ------------------------------------------------------------------------</text:span></text:p>
      <text:p text:style-name="Preformatted_20_Text"><text:span text:style-name="Source_20_Text">[INFO] </text:span></text:p>
      <text:p text:style-name="Preformatted_20_Text"><text:span text:style-name="Source_20_Text">[INFO] --- dockerfile-maven-plugin:1.4.0:push (default-cli) @ container-test ---</text:span></text:p>
      <text:p text:style-name="Preformatted_20_Text"><text:span text:style-name="Source_20_Text">[INFO] The push refers to a repository [docker.io/vinsdocker/containertest]</text:span></text:p>
      <text:p text:style-name="Preformatted_20_Text"><text:span text:style-name="Source_20_Text">[INFO] Image 52bc4d47e0e5: Preparing</text:span></text:p>
      <text:p text:style-name="Preformatted_20_Text"><text:span text:style-name="Source_20_Text">[INFO] Image fa5377bafc12: Preparing</text:span></text:p>
      <text:p text:style-name="Preformatted_20_Text"><text:span text:style-name="Source_20_Text">[INFO] Image c43becf4cc27: Preparing</text:span></text:p>
      <text:p text:style-name="Preformatted_20_Text"><text:span text:style-name="Source_20_Text">[INFO] Image a784c47d5471: Preparing</text:span></text:p>
      <text:p text:style-name="Preformatted_20_Text"><text:span text:style-name="Source_20_Text">[INFO] Image d1ec1b1ff3b5: Waiting</text:span></text:p>
      <text:p text:style-name="Preformatted_20_Text"><text:soft-page-break/><text:span text:style-name="Source_20_Text">[INFO] Image 6df67175164b: Waiting</text:span></text:p>
      <text:p text:style-name="Preformatted_20_Text"><text:span text:style-name="Source_20_Text">[INFO] Image 3358360aedad: Waiting</text:span></text:p>
      <text:p text:style-name="Preformatted_20_Text"><text:span text:style-name="Source_20_Text">[INFO] Image fa5377bafc12: Pushing</text:span></text:p>
      <text:p text:style-name="Preformatted_20_Text"><text:span text:style-name="Source_20_Text">[INFO] Image 52bc4d47e0e5: Pushing</text:span></text:p>
      <text:p text:style-name="Preformatted_20_Text"><text:span text:style-name="Source_20_Text">[INFO] Image 3358360aedad: Pushed</text:span></text:p>
      <text:p text:style-name="Preformatted_20_Text"><text:span text:style-name="Source_20_Text">[INFO] Image d1ec1b1ff3b5: Pushed</text:span></text:p>
      <text:p text:style-name="Preformatted_20_Text"><text:span text:style-name="Source_20_Text">[INFO] demo: digest: sha256:1dc1326cb3892c9d00202c22daa557a677cdaf2e21468b114cbe85e766ddf47b size: 2409</text:span></text:p>
      <text:p text:style-name="Preformatted_20_Text"><text:span text:style-name="Source_20_Text">[INFO] ------------------------------------------------------------------------</text:span></text:p>
      <text:p text:style-name="Preformatted_20_Text"><text:span text:style-name="Source_20_Text">[INFO] BUILD SUCCESS</text:span></text:p>
      <text:p text:style-name="Preformatted_20_Text"><text:span text:style-name="Source_20_Text">[INFO] ------------------------------------------------------------------------</text:span></text:p>
      <text:p text:style-name="Preformatted_20_Text"><text:span text:style-name="Source_20_Text">[INFO] Total time: 01:18 min</text:span></text:p>
      <text:p text:style-name="Preformatted_20_Text"><text:span text:style-name="Source_20_Text">[INFO] Finished at: 2018-04-14T12:09:02-05:00</text:span></text:p>
      <text:p text:style-name="Preformatted_20_Text"><text:span text:style-name="Source_20_Text">[INFO] Final Memory: 26M/336M</text:span></text:p>
      <text:p text:style-name="Preformatted_20_Text"><text:span text:style-name="Source_20_Text">[INFO] ------------------------------------------------------------------------</text:span></text:p>
      <text:p text:style-name="P14">Copy</text:p>
      <text:p text:style-name="Text_20_body">You could immediately see your image in the docker-hub.</text:p>
      <text:p text:style-name="Text_20_body"/>
      <text:p text:style-name="Text_20_body"> </text:p>
      <text:p text:style-name="Text_20_body">Now anyone can pull this image directly run the test (assuming you have selenium grid up and running &amp; provided the ip)</text:p>
      <text:p text:style-name="Preformatted_20_Text"><text:span text:style-name="Source_20_Text">sudo docker run -e SELENIUM_HUB=10.11.12.13 -e MODULE=search-module.xml -e BROWSER=chrome vinsdocker/containertest:demo</text:span></text:p>
      <text:p text:style-name="P14">Copy</text:p>
      <text:p text:style-name="Text_20_body">Lets try to automate our test automation build process completely.</text:p>
      <text:h text:style-name="Heading_20_2" text:outline-level="2"><text:span text:style-name="Strong_20_Emphasis">Integrating GitHub &amp; Jenkins:</text:span></text:h>
      <text:list xml:id="list3015521254" text:style-name="L3">
        <text:list-item>
          <text:p text:style-name="P4">First crate an empty repo in GitHub </text:p>
        </text:list-item>
      </text:list>
      <text:p text:style-name="Text_20_body"/>
      <text:list xml:id="list367943533" text:style-name="L4">
        <text:list-item>
          <text:p text:style-name="P5">Push your maven project for automated tests into this repo. Copy the URL to clone this repo. </text:p>
        </text:list-item>
      </text:list>
      <text:p text:style-name="Text_20_body"/>
      <text:list xml:id="list4146747677" text:style-name="L5">
        <text:list-item>
          <text:p text:style-name="P6">Create a Jenkins job to build an image from this repo &amp; use the above copied URL. </text:p>
        </text:list-item>
      </text:list>
      <text:p text:style-name="Text_20_body"/>
      <text:list xml:id="list1238536858" text:style-name="L6">
        <text:list-item>
          <text:p text:style-name="P7">Ensure that Jenkins can build an image successfully on the slave/node.  Add the dockerhub credentials in the settings,xml on this node. Ensure that you are able to push the image to docker hub directly. </text:p>
        </text:list-item>
      </text:list>
      <text:p text:style-name="Text_20_body"/>
      <text:list xml:id="list1543111058" text:style-name="L7">
        <text:list-item>
          <text:p text:style-name="P8">Go to Manage Jenkins / Configure System to create a webhook for GitHub integration (You must be Jenkins admin to do that). Copy this URL </text:p>
        </text:list-item>
      </text:list>
      <text:p text:style-name="Text_20_body"/>
      <text:p text:style-name="Text_20_body"><text:soft-page-break/> </text:p>
      <text:list xml:id="list3753893647" text:style-name="L8">
        <text:list-item>
          <text:p text:style-name="P9">Go to GitHub. Go to Settings for the project repo. Add the Webhook url you had copied. </text:p>
        </text:list-item>
      </text:list>
      <text:p text:style-name="Text_20_body"/>
      <text:p text:style-name="Text_20_body">That’s it. Now whenever you make a code change and push it to GitHub, it triggers a Jenkins build immediately.  The Jenkins automatically builds and pushes an image to docker-hub.  Once the image is pushed to dockerhub, any machine with docker will able to run your tests!!</text:p>
      <text:p text:style-name="Text_20_body">  </text:p>
      <text:h text:style-name="Heading_20_2" text:outline-level="2"><text:span text:style-name="Strong_20_Emphasis">Summary:</text:span></text:h>
      <text:p text:style-name="Text_20_body">By integrating GitHub/BitBucket, Jenkins/any CI tool and DockerHub/other Registry, we are completely able to automate our test automation build process. This way, you can easily run your automated tests on any machine (assuming docker installed) without worrying about any other dependency.  This is the way to go if you plan for running yours in the cloud. All the test automation infrastructure – selenium grid and nodes to run all your modules are dockerized. So you could start instances in EC2, run the tests and terminate as and when you need!  By doing this, test automation not only saves testing effort and but also the infrastructure maintenance cost.</text:p>
      <text:p text:style-name="Text_20_body"> </text:p>
      <text:p text:style-name="Text_20_body">Happy Testing &amp; Subscrib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6:58:24.513018242</meta:creation-date>
    <dc:date>2018-11-02T16:59:53.031565443</dc:date>
    <meta:editing-duration>PT1M29S</meta:editing-duration>
    <meta:editing-cycles>1</meta:editing-cycles>
    <meta:document-statistic meta:table-count="0" meta:image-count="0" meta:object-count="0" meta:page-count="4" meta:paragraph-count="99" meta:word-count="871" meta:character-count="6466" meta:non-whitespace-character-count="5412"/>
    <meta:generator>LibreOffice/6.0.6.2$Linux_X86_64 LibreOffice_project/00m0$Build-2</meta:generator>
  </office:meta>
</office:document-meta>
</file>